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6d255"/>
    </style:style>
    <style:style style:name="P6" style:family="paragraph" style:parent-style-name="Standard" style:list-style-name="L1">
      <style:text-properties officeooo:rsid="0010fe85" officeooo:paragraph-rsid="003784be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36d255" officeooo:paragraph-rsid="0036d255"/>
    </style:style>
    <style:style style:name="P10" style:family="paragraph" style:parent-style-name="Standard" style:list-style-name="L1">
      <style:text-properties officeooo:rsid="003c830b" officeooo:paragraph-rsid="003c830b"/>
    </style:style>
    <style:style style:name="P11" style:family="paragraph" style:parent-style-name="Standard" style:list-style-name="L1">
      <style:text-properties officeooo:rsid="0042d1e4" officeooo:paragraph-rsid="0042d1e4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3139892502218" text:continue-numbering="true" text:style-name="L1"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6"><text:span text:style-name="T2">Resolution 600 dpi</text:span></text:p>
            </text:list-item>
          </text:list>
        </text:list-item>
        <text:list-item>
          <text:p text:style-name="P6">Press Scan; save in “Scans temporary directory” as PNG</text:p>
        </text:list-item>
        <text:list-item>
          <text:p text:style-name="P6"><text:span text:style-name="T2">During scan saving: </text:span></text:p>
          <text:list>
            <text:list-item>
              <text:p text:style-name="P10">Pack originals:</text:p>
              <text:list>
                <text:list-item>
                  <text:p text:style-name="P10">Label pack</text:p>
                </text:list-item>
                <text:list-item>
                  <text:p text:style-name="P10">Put in box</text:p>
                </text:list-item>
              </text:list>
            </text:list-item>
            <text:list-item>
              <text:p text:style-name="P5">Add row to DR for <text:span text:style-name="T6">the pack</text:span>:</text:p>
              <text:list>
                <text:list-item>
                  <text:p text:style-name="P9"><text:span text:style-name="T4">Enter n</text:span>otes, <text:span text:style-name="T4">if needed</text:span></text:p>
                </text:list-item>
                <text:list-item>
                  <text:p text:style-name="P8"><text:span text:style-name="T5">Save and c</text:span>ommit <text:span text:style-name="T5">spreadsheet</text:span> in gitg</text:p>
                </text:list-item>
              </text:list>
            </text:list-item>
            <text:list-item>
              <text:p text:style-name="P9">Create directory for pack</text:p>
            </text:list-item>
          </text:list>
        </text:list-item>
        <text:list-item>
          <text:p text:style-name="P11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30:36.088440122</dc:date>
    <meta:editing-duration>PT1H9M38S</meta:editing-duration>
    <meta:editing-cycles>23</meta:editing-cycles>
    <meta:generator>LibreOffice/5.1.2.2.0$Linux_X86_64 LibreOffice_project/10m0$Build-2</meta:generator>
    <meta:document-statistic meta:table-count="0" meta:image-count="0" meta:object-count="0" meta:page-count="1" meta:paragraph-count="23" meta:word-count="131" meta:character-count="628" meta:non-whitespace-character-count="539"/>
  </office:meta>
</office:document-meta>
</file>